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9689" officeooo:paragraph-rsid="00049689"/>
    </style:style>
    <style:style style:name="P2" style:family="paragraph" style:parent-style-name="Standard">
      <style:paragraph-properties fo:text-align="center" style:justify-single-word="false"/>
      <style:text-properties officeooo:rsid="00049689" officeooo:paragraph-rsid="00049689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49689" officeooo:paragraph-rsid="0004968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49689" officeooo:paragraph-rsid="00049689" style:font-size-asian="18pt" style:font-weight-asian="bold" style:font-size-complex="18pt" style:font-weight-complex="bold"/>
    </style:style>
    <style:style style:name="P5" style:family="paragraph" style:parent-style-name="Standard">
      <style:text-properties fo:color="#000000" fo:font-size="12pt" fo:font-style="italic" officeooo:rsid="00049689" officeooo:paragraph-rsid="00049689" style:font-size-asian="10.5pt" style:font-style-asian="italic" style:font-size-complex="12pt" style:font-style-complex="italic"/>
    </style:style>
    <style:style style:name="P6" style:family="paragraph" style:parent-style-name="Standard">
      <style:text-properties fo:color="#000000" fo:font-size="12pt" fo:font-style="normal" officeooo:rsid="00049689" officeooo:paragraph-rsid="00049689" style:font-size-asian="10.5pt" style:font-style-asian="normal" style:font-size-complex="12pt" style:font-style-complex="normal"/>
    </style:style>
    <style:style style:name="P7" style:family="paragraph" style:parent-style-name="Standard">
      <style:text-properties officeooo:rsid="00049689" officeooo:paragraph-rsid="00049689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color="#0000ff" fo:font-size="14pt" style:font-size-asian="14pt" style:font-size-complex="14pt"/>
    </style:style>
    <style:style style:name="T6" style:family="text">
      <style:text-properties fo:color="#0000ff" fo:font-size="14pt" style:text-underline-style="none" fo:font-weight="bold" style:font-size-asian="14pt" style:font-weight-asian="bold" style:font-size-complex="14pt" style:font-weight-complex="bold"/>
    </style:style>
    <style:style style:name="T7" style:family="text">
      <style:text-properties fo:color="#000000" fo:font-size="12pt" fo:font-style="italic" style:font-size-asian="10.5pt" style:font-style-asian="italic" style:font-size-complex="12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 de l’élève:</text:span> Selim RABOUDI</text:p>
      <text:p text:style-name="P1"/>
      <text:p text:style-name="P1"/>
      <text:p text:style-name="P4">RAPPORT DE TP:<text:span text:style-name="T2"> Séparation aveugle de sources</text:span></text:p>
      <text:p text:style-name="P2">F4B101A</text:p>
      <text:p text:style-name="P1"/>
      <text:p text:style-name="P1"/>
      <text:p text:style-name="P1"/>
      <text:p text:style-name="P1"/>
      <text:p text:style-name="P1"><text:span text:style-name="T6"><text:tab/></text:span><text:span text:style-name="T4">Question 1:</text:span><text:span text:style-name="T5"> </text:span><text:span text:style-name="T3">Rappeler et distinguer les notions d’indépendance et de non corrélation pour <text:tab/>deux signaux aléatoires.</text:span></text:p>
      <text:p text:style-name="P1"/>
      <text:p text:style-name="P3"/>
      <text:p text:style-name="P3">Indépendance:</text:p>
      <text:p text:style-name="P1">Deux signaux aléatoires s1 et s2 sont indépendants si </text:p>
      <text:p text:style-name="P1"/>
      <text:p text:style-name="P3">Non corrélation:</text:p>
      <text:p text:style-name="P1">deux signaux aléatoires s1 et s2 sont non corrélés si </text:p>
      <text:p text:style-name="P1"/>
      <text:p text:style-name="P3">Distinction entre indépendance et non corrélation:</text:p>
      <text:p text:style-name="P1">Indépendance ⇒ non corrélation. Mais la réciproque est fausse.</text:p>
      <text:p text:style-name="P1">En effet, la corrélation est une mesure linéaire de dépendance. Il peut ne pas y avoir de lien linéaire entre deux signaux aléatoires, mais une relation quadratique par exemple.</text:p>
      <text:p text:style-name="P1">Cas particulier: Si les signaux aléatoires suivent une loi normale, alors (non corrélation ⇒ <text:s/>indépendance).</text:p>
      <text:p text:style-name="P1"/>
      <text:p text:style-name="P1"/>
      <text:p text:style-name="P1"><text:span text:style-name="T6"><text:tab/></text:span><text:span text:style-name="T4">Question 2:</text:span><text:span text:style-name="T5"> </text:span><text:span text:style-name="T7">Monter qu'une fois la matrice W estimée, on a: s = Wx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6"><text:tab/></text:span><text:span text:style-name="T4">Question 3:</text:span><text:span text:style-name="T5"> </text:span><text:span text:style-name="T7">Que ce passe-t-il lorsque m &lt; n?</text:span></text:p>
      <text:p text:style-name="P1"/>
      <text:p text:style-name="P1"/>
      <text:p text:style-name="P1"><text:span text:style-name="T6"><text:tab/></text:span><text:bookmark-start text:name="__DdeLink__3_1769069868"/><text:span text:style-name="T4">Question 4:</text:span><text:span text:style-name="T5"> </text:span><text:span text:style-name="T7">Vérifier que s1 et s2 sont de variance unité</text:span><text:bookmark-end text:name="__DdeLink__3_1769069868"/></text:p>
      <text:p text:style-name="P1"/>
      <text:p text:style-name="P1"><text:span text:style-name="T6"><text:tab/></text:span><text:span text:style-name="T4">Question 5:</text:span><text:span text:style-name="T5"> </text:span><text:span text:style-name="T7">Quelle est la densité de probabilité jointe du couple (s1,s2) ? Générer 1000 <text:tab/>réalisations de s1 et s2. Représenter graphiquement ces 1000 réalisations dans le plan <text:tab/>(s1,s2). Comment se traduit l'indépendance de s1 et s2?</text:span></text:p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5"/>
      <text:p text:style-name="P1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3T19:00:01.778364520</meta:creation-date>
    <meta:editing-duration>PT3H59M29S</meta:editing-duration>
    <meta:editing-cycles>3</meta:editing-cycles>
    <meta:generator>LibreOffice/4.2.6.3$Linux_X86_64 LibreOffice_project/420m0$Build-3</meta:generator>
    <dc:date>2014-10-23T23:00:09.676622536</dc:date>
    <meta:document-statistic meta:table-count="0" meta:image-count="0" meta:object-count="0" meta:page-count="2" meta:paragraph-count="16" meta:word-count="181" meta:character-count="1131" meta:non-whitespace-character-count="955"/>
  </office:meta>
</office:document-meta>
</file>